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style:font-name-asian="Times New Roman1" style:font-name-complex="Times New Roman1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unset</text:span></text:p>
      <text:p text:style-name="P1"><text:span text:style-name="T2">As the colors fade to peach</text:span></text:p>
      <text:p text:style-name="P1"><text:span text:style-name="T2">I sit</text:span></text:p>
      <text:p text:style-name="P1"><text:span text:style-name="T2">And I ponder</text:span></text:p>
      <text:p text:style-name="P1"><text:span text:style-name="T2">What all this must mean</text:span></text:p>
      <text:p text:style-name="P1"><text:span text:style-name="T2">The horizons stained</text:span></text:p>
      <text:p text:style-name="P1"><text:span text:style-name="T2">With memories of better times</text:span></text:p>
      <text:p text:style-name="P2"/>
      <text:p text:style-name="P1"><text:span text:style-name="T2">As the colors fade to pink</text:span></text:p>
      <text:p text:style-name="P1"><text:span text:style-name="T2">I sit</text:span></text:p>
      <text:p text:style-name="P1"><text:span text:style-name="T2">And I ponder</text:span></text:p>
      <text:p text:style-name="P1"><text:span text:style-name="T2">When will things get better?</text:span></text:p>
      <text:p text:style-name="P1"><text:span text:style-name="T2">I've been carrying</text:span></text:p>
      <text:p text:style-name="P1"><text:span text:style-name="T2">This optimism on my shoulders</text:span></text:p>
      <text:p text:style-name="P1"><text:span text:style-name="T2">For years</text:span></text:p>
      <text:p text:style-name="P1"><text:span text:style-name="T2">And my back has cracked</text:span></text:p>
      <text:p text:style-name="P1"><text:span text:style-name="T2">Has become broken</text:span></text:p>
      <text:p text:style-name="P1"><text:span text:style-name="T2">By this elusive faith</text:span></text:p>
      <text:p text:style-name="P2"/>
      <text:p text:style-name="P1"><text:span text:style-name="T2">As the colors fade to purple</text:span></text:p>
      <text:p text:style-name="P1"><text:span text:style-name="T2">I sit</text:span></text:p>
      <text:p text:style-name="P1"><text:span text:style-name="T2">And I ponder</text:span></text:p>
      <text:p text:style-name="P1"><text:span text:style-name="T2">How many times</text:span></text:p>
      <text:p text:style-name="P1"><text:span text:style-name="T2">Someone in my heart</text:span></text:p>
      <text:p text:style-name="P1"><text:span text:style-name="T2">Bruised it the color of this sky</text:span></text:p>
      <text:p text:style-name="P1"><text:soft-page-break/><text:span text:style-name="T2">All the way to the outside</text:span></text:p>
      <text:p text:style-name="P1"><text:span text:style-name="T2">And how many of those times</text:span></text:p>
      <text:p text:style-name="P1"><text:span text:style-name="T2">I pretended not to know</text:span></text:p>
      <text:p text:style-name="P2"/>
      <text:p text:style-name="P1"><text:span text:style-name="T2">As the colors fade to black</text:span></text:p>
      <text:p text:style-name="P1"><text:span text:style-name="T2">I sit</text:span></text:p>
      <text:p text:style-name="P1"><text:span text:style-name="T2">And I ponder</text:span></text:p>
      <text:p text:style-name="P1"><text:span text:style-name="T2">Why?</text:span></text:p>
      <text:p text:style-name="P2"/>
      <text:p text:style-name="P1"><text:span text:style-name="T2">As the stars come out</text:span></text:p>
      <text:p text:style-name="P1"><text:span text:style-name="T2">They're reflected by the tears in my eye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130" meta:character-count="606" meta:non-whitespace-character-count="508"/>
    <meta:generator>LibreOfficeDev/5.1.0.3$Linux_X86_64 LibreOffice_project/</meta:generator>
  </office:meta>
</office:document-meta>
</file>